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85e8" officeooo:paragraph-rsid="000985e8"/>
    </style:style>
    <style:style style:name="P2" style:family="paragraph" style:parent-style-name="Standard" style:list-style-name="L1">
      <style:text-properties officeooo:rsid="0009fdac" officeooo:paragraph-rsid="0009fdac"/>
    </style:style>
    <style:style style:name="P3" style:family="paragraph" style:parent-style-name="Standard" style:list-style-name="L1">
      <style:text-properties officeooo:rsid="000abd1d" officeooo:paragraph-rsid="000abd1d"/>
    </style:style>
    <style:style style:name="P4" style:family="paragraph" style:parent-style-name="Standard" style:list-style-name="L1">
      <style:text-properties officeooo:rsid="000b59a7" officeooo:paragraph-rsid="000b59a7"/>
    </style:style>
    <style:style style:name="P5" style:family="paragraph" style:parent-style-name="Standard" style:list-style-name="L1">
      <style:text-properties officeooo:rsid="000d329a" officeooo:paragraph-rsid="000d329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abd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10519458" text:style-name="L1">
        <text:list-item>
          <text:p text:style-name="P1">Mean elevation 12000 ft</text:p>
        </text:list-item>
        <text:list-item>
          <text:p text:style-name="P1">Area of 12 million square miles</text:p>
        </text:list-item>
        <text:list-item>
          <text:p text:style-name="P1">Population of 5.5M</text:p>
        </text:list-item>
        <text:list-item>
          <text:p text:style-name="P1">Tibeto-Burman language group</text:p>
        </text:list-item>
        <text:list-item>
          <text:p text:style-name="P1">5 major cultural zones</text:p>
        </text:list-item>
        <text:list-item>
          <text:p text:style-name="P1">primary crop – barley (grows at 12000 ft); one crop per year due to 6 mo. long winters</text:p>
          <text:list>
            <text:list-item>
              <text:p text:style-name="P1">at lower elevations, farmers grow snap peas, soybeans and wheat</text:p>
            </text:list-item>
          </text:list>
        </text:list-item>
        <text:list-item>
          <text:p text:style-name="P1">Two meanings to word ‘Tibet’ – political Tibet, cultural Tibet.</text:p>
          <text:list>
            <text:list-item>
              <text:p text:style-name="P1">Political Tibet – Xizang zizhiqu, area equal to area controlled by 14<text:span text:style-name="T1">th</text:span> lama in 1950s</text:p>
              <text:list>
                <text:list-item>
                  <text:p text:style-name="P1">modern construct</text:p>
                </text:list-item>
              </text:list>
            </text:list-item>
            <text:list-item>
              <text:p text:style-name="P1">Cultural Tibet – Spans entirety of Tibetan plateau, people who self-identify as Tibetan, and are part of the religion and culture, are ‘Tibetan’</text:p>
            </text:list-item>
          </text:list>
        </text:list-item>
        <text:list-item>
          <text:p text:style-name="P1">Tibeto-Burman languages found as far west as Afghanistan, east as Burma [Baltistan, Ladakh]</text:p>
        </text:list-item>
        <text:list-item>
          <text:p text:style-name="P2">Bhutan broke away from Tibet during conflict with 5<text:span text:style-name="T1">th</text:span> dalai lama (first ‘real’ ruler of Tibet)</text:p>
        </text:list-item>
        <text:list-item>
          <text:p text:style-name="P2">Cultural regions of Tibet –</text:p>
          <text:list>
            <text:list-item>
              <text:p text:style-name="P2">Ngari</text:p>
            </text:list-item>
            <text:list-item>
              <text:p text:style-name="P2">Jangtang (mostly uninhabited, covered in permafrost ; southern Jangtang, nomadic)</text:p>
            </text:list-item>
            <text:list-item>
              <text:p text:style-name="P3">Utsang</text:p>
            </text:list-item>
            <text:list-item>
              <text:p text:style-name="P2">Kham <text:span text:style-name="T3">(eastern Tibet, modern Sichuan, Qinghai, Yunnan, Gansu)</text:span></text:p>
            </text:list-item>
            <text:list-item>
              <text:p text:style-name="P2">Amdo <text:span text:style-name="T3">(NE Tibet, majority nomads, distinctive dialect, modern Qinghai, Sichuan, Gansu)</text:span></text:p>
            </text:list-item>
          </text:list>
        </text:list-item>
        <text:list-item>
          <text:p text:style-name="P4">Due to the fact Tibetan culture in Xizang is restricted, many intellectuals and monasteries are found in neighbouring provinces</text:p>
        </text:list-item>
        <text:list-item>
          <text:p text:style-name="P5">monks from different regions don’t eat togeth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1:33:05.374825052</meta:creation-date>
    <dc:date>2018-01-19T11:59:04.519846300</dc:date>
    <meta:editing-duration>PT15M47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1" meta:paragraph-count="21" meta:word-count="205" meta:character-count="1223" meta:non-whitespace-character-count="1055"/>
  </office:meta>
</office:document-meta>
</file>